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c4d" officeooo:paragraph-rsid="00169c4d"/>
    </style:style>
    <style:style style:name="P2" style:family="paragraph" style:parent-style-name="Standard">
      <style:text-properties fo:font-weight="bold" officeooo:rsid="00169c4d" officeooo:paragraph-rsid="00169c4d" style:font-weight-asian="bold" style:font-weight-complex="bold"/>
    </style:style>
    <style:style style:name="P3" style:family="paragraph" style:parent-style-name="Standard">
      <style:text-properties fo:font-size="10pt" fo:font-weight="normal" officeooo:rsid="00169c4d" officeooo:paragraph-rsid="00169c4d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69c4d" officeooo:paragraph-rsid="00169c4d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size="10pt" officeooo:rsid="00169c4d" officeooo:paragraph-rsid="00169c4d" style:font-size-asian="8.75pt" style:font-size-complex="10pt"/>
    </style:style>
    <style:style style:name="T1" style:family="text">
      <style:text-properties officeooo:rsid="00181a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Cos’è il Reactive Manifesto?</text:p>
      <text:p text:style-name="P1"/>
      <text:p text:style-name="P3">Il "Reactive Manifesto" è un documento che descrive i principi e i concetti fondamentali per la progettazione di sistemi software reattivi. Questi sistemi sono progettati per gestire meglio le sfide legate alla scalabilità, alla resilienza, all'elasticità e alla reattività, particolarmente importanti in scenari in cui le applicazioni devono far fronte a carichi di lavoro variabili e complessi.</text:p>
      <text:p text:style-name="P3"/>
      <text:p text:style-name="P3">Il Reactive Manifesto è stato creato da un gruppo di esperti di sviluppo software ed è stato reso pubblico nel 2013. Il documento stabilisce quattro principi chiave per i sistemi reattivi:</text:p>
      <text:p text:style-name="P3"/>
      <text:p text:style-name="P3">1. Reattività (Responsiveness): Un sistema reattivo è in grado di rispondere prontamente alle richieste dell'utente, indipendentemente dal carico di lavoro o dalle condizioni. Questo implica un design che favorisce tempi di risposta brevi, evitando il blocco o il ritardo delle operazioni.</text:p>
      <text:p text:style-name="P3"/>
      <text:p text:style-name="P3">2. Elasticità (Elasticity): Un sistema reattivo deve essere in grado di scalare automaticamente per adattarsi alle fluttuazioni del carico di lavoro. Ciò significa che le risorse dovrebbero essere allocate e rilasciate in modo dinamico in base alle esigenze.</text:p>
      <text:p text:style-name="P3"/>
      <text:p text:style-name="P3">3. Resilienza (Resilience): I sistemi reattivi dovrebbero essere in grado di gestire errori e fallimenti in modo che il sistema possa continuare a funzionare in modo affidabile. La resilienza richiede il rilevamento tempestivo degli errori e la loro gestione senza causare interruzioni significative.</text:p>
      <text:p text:style-name="P3"/>
      <text:p text:style-name="P3">4. Messaggio-Driven (Message-Driven): Un approccio basato su messaggi è fondamentale per consentire la comunicazione e la coordinazione tra i componenti del sistema. Questo riduce l'accoppiamento e permette la scalabilità e la distribuzione efficiente.</text:p>
      <text:p text:style-name="P3"/>
      <text:p text:style-name="P3">Il Reactive Manifesto non è un framework o una tecnologia specifica, ma piuttosto un insieme di principi guida per progettare sistemi software che soddisfino requisiti di reattività, scalabilità e affidabilità. Questi principi sono particolarmente rilevanti per scenari come il cloud computing, dove le applicazioni devono affrontare carichi di lavoro variabili e devono essere in grado di crescere o ridursi in modo dinamico in base alle esigenze.</text:p>
      <text:p text:style-name="P3"/>
      <text:p text:style-name="P2">2) Cos’è DevOps?</text:p>
      <text:p text:style-name="P1"/>
      <text:p text:style-name="P4">DevOps è una filosofia e un approccio alla gestione del ciclo di vita dello sviluppo e dell'operatività del software. Il termine "DevOps" deriva dalla combinazione delle parole "Development" (sviluppo) e "Operations" (operazioni). L'obiettivo principale di DevOps è migliorare la collaborazione e la comunicazione tra i team di sviluppo software e le operazioni IT al fine di consegnare software di alta qualità in modo rapido e affidabile.</text:p>
      <text:p text:style-name="P4"/>
      <text:p text:style-name="P4">DevOps si basa su vari principi e pratiche, tra cui:</text:p>
      <text:p text:style-name="P4"/>
      <text:p text:style-name="P4">1. Collaborazione: DevOps promuove la collaborazione e la condivisione delle responsabilità tra i team di sviluppo e operazioni. Ciò riduce le barriere tra i dipartimenti e favorisce un approccio più integrato.</text:p>
      <text:p text:style-name="P4"/>
      <text:p text:style-name="P4">2. Automazione: L'automazione è centrale in DevOps. Automatizzare processi come il rilascio, il provisioning dell'infrastruttura, i test e il monitoraggio permette di ridurre gli errori umani e di aumentare la coerenza e l'efficienza.</text:p>
      <text:p text:style-name="P4"/>
      <text:p text:style-name="P4">3. Continuous Integration (CI): La pratica di integrazione continua coinvolge l'integrazione frequente del codice da parte dei membri del team di sviluppo in un repository condiviso. Questo aiuta a individuare e risolvere tempestivamente problemi di integrazione.</text:p>
      <text:p text:style-name="P4"/>
      <text:p text:style-name="P4">4. Continuous Delivery (CD): La pratica di delivery continuo implica la creazione di un processo automatizzato per distribuire il software in produzione in modo rapido e affidabile.</text:p>
      <text:p text:style-name="P4"/>
      <text:p text:style-name="P4">5. Monitoraggio e Feedback: DevOps enfatizza il monitoraggio costante delle prestazioni e del comportamento del software in produzione. Questo fornisce feedback in tempo reale per identificare e risolvere eventuali problemi.</text:p>
      <text:p text:style-name="P4"/>
      <text:p text:style-name="P4">6. Infrastructure as Code (IaC): IaC implica la gestione dell'infrastruttura attraverso codice, consentendo il provisioning e la gestione automatizzata delle risorse IT.</text:p>
      <text:p text:style-name="P4"/>
      <text:p text:style-name="P4">7. Microservizi: DevOps è spesso associato ai microservizi, un'architettura che suddivide le applicazioni in componenti più piccoli e indipendenti che possono essere sviluppati, testati e rilasciati separatamente.</text:p>
      <text:p text:style-name="P4"/>
      <text:p text:style-name="P4"><text:soft-page-break/>L'obiettivo di DevOps è migliorare la velocità, la qualità e l'affidabilità dello sviluppo e del rilascio del software. Promuove un approccio collaborativo e agili metodi di sviluppo, insieme a un'attenzione costante alla qualità, al monitoraggio e al miglioramento continuo. DevOps è particolarmente efficace in ambienti in cui la velocità di rilascio, la scalabilità e la reattività sono fondamentali, come nel cloud computing e nelle applicazioni distribuite.</text:p>
      <text:p text:style-name="P1"/>
      <text:p text:style-name="P2">3) Cosa si intende per Continuous Integration?</text:p>
      <text:p text:style-name="P5"/>
      <text:p text:style-name="P5">La Continuous Integration (CI) è una pratica di sviluppo software che coinvolge l'integrazione frequente e automatica del codice scritto dai membri del team di sviluppo in un repository condiviso. L'obiettivo principale della CI è quello di rilevare e risolvere tempestivamente i problemi di integrazione, migliorando la qualità del software e accelerando il processo di sviluppo.</text:p>
      <text:p text:style-name="P5"/>
      <text:p text:style-name="P5">Nella Continuous Integration, gli sviluppatori combinano il proprio lavoro con quello degli altri membri del team più volte al giorno. Questa integrazione frequente porta a diversi benefici:</text:p>
      <text:p text:style-name="P5"/>
      <text:p text:style-name="P5">1. Rilevamento Precoce di Problemi: L'integrazione frequente consente di individuare rapidamente eventuali conflitti di codice, errori di sintassi o problemi di compatibilità tra componenti.</text:p>
      <text:p text:style-name="P5"/>
      <text:p text:style-name="P5">2. Riduzione dei Rischi: Risolvere i problemi di integrazione man mano che si verificano riduce la possibilità che tali problemi si accumulino e diventino difficili da gestire.</text:p>
      <text:p text:style-name="P5"/>
      <text:p text:style-name="P5">3. Agilità: L'integrazione frequente permette ai team di sviluppo di adattarsi rapidamente ai cambiamenti richiesti dal cliente o dall'ambiente di sviluppo.</text:p>
      <text:p text:style-name="P5"/>
      <text:p text:style-name="P5">4. Feedback Immediato: Gli sviluppatori ricevono feedback sulle modifiche apportate al codice in tempi molto brevi, consentendo loro di correggere gli errori rapidamente.</text:p>
      <text:p text:style-name="P5"/>
      <text:p text:style-name="P5">5. Automazione dei Test: La CI spesso coinvolge l'automazione dei test, inclusi i test di unità, di integrazione e di regressione. Ciò garantisce che il codice integrato sia funzionante e che le modifiche non abbiano introdotto errori.</text:p>
      <text:p text:style-name="P5"/>
      <text:p text:style-name="P5">6. Versi<text:span text:style-name="T1">oning</text:span> Continu<text:span text:style-name="T1">a</text:span>: Ogni integrazione produce una nuova versione del software, consentendo di tracciare il progresso e le modifiche nel tempo.</text:p>
      <text:p text:style-name="P5"/>
      <text:p text:style-name="P5">7. Preparazione per il Deployment: La CI prepara il terreno per il Continuous Deployment o il Continuous Delivery, in cui le versioni del software possono essere rilasciate automaticamente in produzione.</text:p>
      <text:p text:style-name="P5"/>
      <text:p text:style-name="P5">Per implementare la Continuous Integration, un ambiente di sviluppo dovrebbe includere un sistema di build e un sistema di test automatizzato che eseguano verifiche sulla nuova integrazione. Ciò consente di garantire che il codice integrato sia costruibile e funzionante. Strumenti come Jenkins, Travis CI e CircleCI sono spesso utilizzati per automatizzare questi processi di CI.</text:p>
      <text:p text:style-name="P1"/>
      <text:p text:style-name="P2">4) Cosa si intende per Resource Pooling?</text:p>
      <text:p text:style-name="P2"/>
      <text:p text:style-name="P4">Il termine "Resource Pooling" si riferisce a un concetto chiave all'interno del cloud computing, in cui le risorse informatiche, come il calcolo, la memoria, l'archiviazione e la larghezza di banda, vengono consolidate e condivise tra più utenti o carichi di lavoro. Questo approccio mira a massimizzare l'efficienza nell'utilizzo delle risorse e a ottimizzare la distribuzione delle capacità informatiche all'interno di un ambiente cloud.</text:p>
      <text:p text:style-name="P4"/>
      <text:p text:style-name="P4">Il Resource Pooling si basa su diversi principi:</text:p>
      <text:p text:style-name="P4"/>
      <text:p text:style-name="P4">1. Condivisione delle Risorse: Le risorse fisiche, come i server, vengono consolidate in un pool condiviso, rendendo più facile allocare, gestire e ridistribuire le risorse in base alle esigenze.</text:p>
      <text:p text:style-name="P4"/>
      <text:p text:style-name="P4">2. Assegnazione Dinamica: Le risorse vengono assegnate dinamicamente in base al carico di lavoro e alle richieste degli utenti. Questa flessibilità consente di adattarsi alle fluttuazioni del carico.</text:p>
      <text:p text:style-name="P4"/>
      <text:p text:style-name="P4">3. Isolamento: Pur condividendo le risorse, il Resource Pooling assicura l'isolamento tra i diversi utenti o carichi di lavoro. Ciò impedisce che un'attività possa influenzare negativamente le altre.</text:p>
      <text:p text:style-name="P4"/>
      <text:p text:style-name="P4">4. Multi-Tenancy: Le risorse possono essere condivise da più utenti o "tenants", ognuno dei quali può avere accesso e utilizzare le risorse in modo indipendente.</text:p>
      <text:p text:style-name="P4"/>
      <text:p text:style-name="P4"><text:soft-page-break/>5. Efficienza e Ottimizzazione: La condivisione delle risorse consente di ottimizzare l'utilizzo, evitando sprechi e sottoutilizzo.</text:p>
      <text:p text:style-name="P4"/>
      <text:p text:style-name="P4">6. Elasticità: Il Resource Pooling facilita l'elasticità, consentendo l'espansione o la contrazione delle risorse in base alle richieste.</text:p>
      <text:p text:style-name="P4"/>
      <text:p text:style-name="P4">7. Automazione: L'allocazione e la gestione delle risorse all'interno del pool sono spesso automatizzate per garantire la coerenza e ridurre gli errori umani.</text:p>
      <text:p text:style-name="P4"/>
      <text:p text:style-name="P4">8. Scalabilità: Il Resource Pooling contribuisce alla scalabilità, permettendo di aumentare le risorse disponibili per gestire carichi di lavoro crescenti.</text:p>
      <text:p text:style-name="P4"/>
      <text:p text:style-name="P4">Questo approccio è alla base di molti modelli di servizi cloud, come Infrastructure-as-a-Service (IaaS) e Platform-as-a-Service (PaaS), che consentono agli utenti di accedere alle risorse in modo flessibile senza dover gestire fisicamente l'hardware sottostant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7:37:04.259097544</meta:creation-date>
    <meta:generator>LibreOffice/7.3.7.2$Linux_X86_64 LibreOffice_project/30$Build-2</meta:generator>
    <dc:date>2023-08-27T18:15:26.885961189</dc:date>
    <meta:editing-duration>PT7M32S</meta:editing-duration>
    <meta:editing-cycles>1</meta:editing-cycles>
    <meta:document-statistic meta:table-count="0" meta:image-count="0" meta:object-count="0" meta:page-count="3" meta:paragraph-count="42" meta:word-count="1291" meta:character-count="9023" meta:non-whitespace-character-count="7773"/>
  </office:meta>
</office:document-meta>
</file>